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84454D4D6DD49FAD1.png" manifest:media-type="image/png"/>
  <manifest:file-entry manifest:full-path="Pictures/10000201000003E80000057840886C91F52B3A23.png" manifest:media-type="image/png"/>
  <manifest:file-entry manifest:full-path="Pictures/10000201000003E8000005789271C3D9464D7C95.png" manifest:media-type="image/png"/>
  <manifest:file-entry manifest:full-path="Pictures/10000201000003E800000578B65CA5E19B73F8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ot" svg:stroke-opacity="50%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B65CA5E19B73F8C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.27cm">
          <draw:image xlink:href="Pictures/10000201000003E800000578B65CA5E19B73F8C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9271C3D9464D7C9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9271C3D9464D7C9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40886C91F52B3A23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4454D4D6DD49FAD1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40886C91F52B3A23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4454D4D6DD49FAD1.png" xlink:type="simple" xlink:show="embed" xlink:actuate="onLoad" draw:mime-type="image/png">
            <text:p/>
          </draw:image>
        </draw:fram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13.97cm" svg:y1="1.27cm" svg:x2="13.97cm" svg:y2="20.32cm">
          <text:p/>
        </draw:lin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20.32cm" svg:y1="1.27cm" svg:x2="20.32cm" svg:y2="20.32cm">
          <text:p/>
        </draw:line>
        <draw:line draw:style-name="gr2" draw:text-style-name="P1" draw:layer="layout" svg:x1="26.67cm" svg:y1="1.27cm" svg:x2="26.67cm" svg:y2="20.32cm">
          <text:p/>
        </draw:line>
        <draw:line draw:style-name="gr2" draw:text-style-name="P1" draw:layer="layout" svg:x1="1.27cm" svg:y1="1.27cm" svg:x2="1.27cm" svg:y2="20.32cm">
          <text:p/>
        </draw:line>
        <draw:line draw:style-name="gr2" draw:text-style-name="P1" draw:layer="layout" svg:x1="1.27cm" svg:y1="1.27cm" svg:x2="26.67cm" svg:y2="1.27cm">
          <text:p/>
        </draw:line>
        <draw:line draw:style-name="gr2" draw:text-style-name="P1" draw:layer="layout" svg:x1="1.27cm" svg:y1="20.32cm" svg:x2="26.67cm" svg:y2="20.32cm">
          <text:p/>
        </draw:line>
        <draw:line draw:style-name="gr2" draw:text-style-name="P1" draw:layer="layout" svg:x1="1.27cm" svg:y1="11.43cm" svg:x2="26.67cm" svg:y2="11.43cm">
          <text:p/>
        </draw:line>
        <draw:line draw:style-name="gr2" draw:text-style-name="P1" draw:layer="layout" svg:x1="1.27cm" svg:y1="10.16cm" svg:x2="26.67cm" svg:y2="10.16cm">
          <text:p/>
        </draw:line>
      </draw:page>
      <draw:page draw:name="page2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B65CA5E19B73F8C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.27cm">
          <draw:image xlink:href="Pictures/10000201000003E800000578B65CA5E19B73F8C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9271C3D9464D7C9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9271C3D9464D7C9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40886C91F52B3A23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4454D4D6DD49FAD1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40886C91F52B3A23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4454D4D6DD49FAD1.png" xlink:type="simple" xlink:show="embed" xlink:actuate="onLoad" draw:mime-type="image/png">
            <text:p/>
          </draw:image>
        </draw:fram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13.97cm" svg:y1="1.27cm" svg:x2="13.97cm" svg:y2="20.32cm">
          <text:p/>
        </draw:lin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20.32cm" svg:y1="1.27cm" svg:x2="20.32cm" svg:y2="20.32cm">
          <text:p/>
        </draw:line>
        <draw:line draw:style-name="gr2" draw:text-style-name="P1" draw:layer="layout" svg:x1="26.67cm" svg:y1="1.27cm" svg:x2="26.67cm" svg:y2="20.32cm">
          <text:p/>
        </draw:line>
        <draw:line draw:style-name="gr2" draw:text-style-name="P1" draw:layer="layout" svg:x1="1.27cm" svg:y1="1.27cm" svg:x2="1.27cm" svg:y2="20.32cm">
          <text:p/>
        </draw:line>
        <draw:line draw:style-name="gr2" draw:text-style-name="P1" draw:layer="layout" svg:x1="1.27cm" svg:y1="1.27cm" svg:x2="26.67cm" svg:y2="1.27cm">
          <text:p/>
        </draw:line>
        <draw:line draw:style-name="gr2" draw:text-style-name="P1" draw:layer="layout" svg:x1="1.27cm" svg:y1="20.32cm" svg:x2="26.67cm" svg:y2="20.32cm">
          <text:p/>
        </draw:line>
        <draw:line draw:style-name="gr2" draw:text-style-name="P1" draw:layer="layout" svg:x1="1.27cm" svg:y1="11.43cm" svg:x2="26.67cm" svg:y2="11.43cm">
          <text:p/>
        </draw:line>
        <draw:line draw:style-name="gr2" draw:text-style-name="P1" draw:layer="layout" svg:x1="1.27cm" svg:y1="10.16cm" svg:x2="26.67cm" svg:y2="10.1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lie </meta:initial-creator>
    <meta:creation-date>2018-06-01T13:10:06.152082930</meta:creation-date>
    <dc:date>2024-01-09T14:55:45.143812396</dc:date>
    <meta:editing-duration>PT41M37S</meta:editing-duration>
    <meta:editing-cycles>23</meta:editing-cycles>
    <meta:generator>LibreOffice/7.0.4.2$Linux_X86_64 LibreOffice_project/00$Build-2</meta:generator>
    <meta:document-statistic meta:object-count="36"/>
  </office:meta>
</office:document-meta>
</file>